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A0000013158CEEED8.png" manifest:media-type=""/>
  <manifest:file-entry manifest:full-path="Pictures/10000201000002820000036E3BDCEC6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874in" svg:height="9.1457in" draw:z-index="0"><draw:image xlink:href="Pictures/10000201000002820000036E3BDCEC61.png" xlink:type="simple" xlink:show="embed" xlink:actuate="onLoad"/></draw:frame></text:p>
      <text:p text:style-name="Standard"><text:soft-page-break/></text:p>
      <text:p text:style-name="Standard"><draw:frame draw:style-name="fr2" draw:name="graphics2" text:anchor-type="paragraph" svg:width="6.9252in" svg:height="3.0965in" draw:z-index="1"><draw:image xlink:href="Pictures/10000201000002AA0000013158CEEE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prade</meta:initial-creator>
    <meta:creation-date>2013-08-26T12:54:13.906178642</meta:creation-date>
    <dc:date>2013-08-26T12:57:33.935844532</dc:date>
    <dc:creator>Jason Laprade</dc:creator>
    <meta:editing-duration>P0D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4.1.0.4$Linux_X86_64 LibreOffice_project/410$Build-4</meta:generator>
  </office:meta>
</office:document-meta>
</file>